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5cm" svg:stroke-color="#000000" draw:marker-start-width="0.28cm" draw:marker-end-width="0.28cm" draw:fill="solid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2.89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9.65cm" fo:min-width="5.247cm"/>
      <style:paragraph-properties style:writing-mode="lr-tb"/>
    </style:style>
    <style:style style:name="gr6" style:family="graphic" style:parent-style-name="standard">
      <style:graphic-properties draw:fill-color="#ff8000" draw:textarea-horizontal-align="justify" draw:textarea-vertical-align="middle" draw:auto-grow-height="false" fo:min-height="9.65cm" fo:min-width="5.48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7.9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6.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8000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.017cm" svg:height="0.403cm" draw:transform="skewX (-0.0109955742875643) rotate (0.142942465738336) translate (8.02122699530331cm 11.8797646410158cm)" svg:viewBox="0 0 1018 404" svg:d="M1018 0c-943-1-1018 404-1018 404">
            <text:p/>
          </draw:path>
          <draw:path draw:style-name="gr1" draw:text-style-name="P1" draw:layer="layout" svg:width="1.021cm" svg:height="0.4cm" draw:transform="skewX (0.0150098315671512) rotate (3.00912216336342) translate (9.03614312212905cm 12.7414878844251cm)" svg:viewBox="0 0 1022 401" svg:d="M0 0c944-3 1022 401 1022 401">
            <text:p/>
          </draw:path>
          <draw:path draw:style-name="gr1" draw:text-style-name="P1" draw:layer="layout" svg:width="1.008cm" svg:height="0.16cm" draw:transform="skewX (0.299847565492626) rotate (-0.0462512251778507) translate (9.02758852071998cm 11.7488882583189cm)" svg:viewBox="0 0 1009 161" svg:d="M0 0c936 0 1009 161 1009 161">
            <text:p/>
          </draw:path>
          <draw:path draw:style-name="gr1" draw:text-style-name="P1" draw:layer="layout" svg:width="1.01cm" svg:height="0.24cm" draw:transform="skewX (-0.162664686285872) rotate (-3.05589698731687) translate (10.0043440436127cm 12.1565426089751cm)" svg:viewBox="0 0 1011 241" svg:d="M1011 0c-937 1-1011 241-1011 241">
            <text:p/>
          </draw:path>
          <draw:path draw:style-name="gr1" draw:text-style-name="P1" draw:layer="layout" svg:width="1.019cm" svg:height="0.396cm" draw:transform="skewX (0.00942477796076939) rotate (3.00598057070983) translate (9.00327431927234cm 12.2442899454588cm)" svg:viewBox="0 0 1020 397" svg:d="M0 0c944-8 1020 397 1020 397">
            <text:p/>
          </draw:path>
          <draw:path draw:style-name="gr1" draw:text-style-name="P1" draw:layer="layout" svg:width="1.014cm" svg:height="0.401cm" draw:transform="skewX (-0.00191986217719375) rotate (0.145211393765928) translate (7.990861743395cm 11.3079300302398cm)" svg:viewBox="0 0 1015 402" svg:d="M1015 0c-942-2-1015 402-1015 402">
            <text:p/>
          </draw:path>
          <draw:path draw:style-name="gr1" draw:text-style-name="P1" draw:layer="layout" svg:width="1.01cm" svg:height="0.162cm" draw:transform="skewX (0.309795942228993) rotate (-0.0420624349730636) translate (9.01837513029052cm 11.1609004916972cm)" svg:viewBox="0 0 1011 163" svg:d="M0 0c938 4 1011 163 1011 163">
            <text:p/>
          </draw:path>
          <draw:path draw:style-name="gr1" draw:text-style-name="P1" draw:layer="layout" svg:width="1.01cm" svg:height="0.235cm" draw:transform="skewX (-0.160570291183478) rotate (-3.05066099956089) translate (9.99943753521738cm 11.5621288010788cm)" svg:viewBox="0 0 1011 236" svg:d="M1011 0c-937-4-1011 236-1011 236">
            <text:p/>
          </draw:path>
          <draw:path draw:style-name="gr1" draw:text-style-name="P1" draw:layer="layout" svg:width="1.018cm" svg:height="0.398cm" draw:transform="skewX (0.00750491578357567) rotate (3.00702776826103) translate (8.9989195923831cm 11.6550660370083cm)" svg:viewBox="0 0 1019 399" svg:d="M0 0c944-6 1019 399 1019 399">
            <text:p/>
          </draw:path>
          <draw:path draw:style-name="gr1" draw:text-style-name="P1" draw:layer="layout" svg:width="1.016cm" svg:height="0.403cm" draw:transform="skewX (-0.00733038285837618) rotate (0.143116998663535) translate (8.01394182275591cm 10.7025197344359cm)" svg:viewBox="0 0 1017 404" svg:d="M1017 0c-943-1-1017 404-1017 404">
            <text:p/>
          </draw:path>
          <draw:path draw:style-name="gr1" draw:text-style-name="P1" draw:layer="layout" svg:width="1.006cm" svg:height="0.156cm" draw:transform="skewX (0.295135176512241) rotate (-0.0504400153826368) translate (9.01404185290589cm 10.5716317329722cm)" svg:viewBox="0 0 1007 157" svg:d="M0 0c935-4 1007 157 1007 157">
            <text:p/>
          </draw:path>
          <draw:path draw:style-name="gr1" draw:text-style-name="P1" draw:layer="layout" svg:width="1.01cm" svg:height="0.236cm" draw:transform="skewX (-0.162664686285871) rotate (-3.05153366418689) translate (9.99560113822127cm 10.9749298757572cm)" svg:viewBox="0 0 1011 237" svg:d="M1011 0c-937-3-1011 237-1011 237">
            <text:p/>
          </draw:path>
          <draw:path draw:style-name="gr1" draw:text-style-name="P1" draw:layer="layout" svg:width="1.018cm" svg:height="0.396cm" draw:transform="skewX (0.00750491578357561) rotate (3.00598057070983) translate (8.99456557522893cm 11.0670707236248cm)" svg:viewBox="0 0 1019 397" svg:d="M0 0c944-7 1019 397 1019 397">
            <text:p/>
          </draw:path>
          <draw:path draw:style-name="gr1" draw:text-style-name="P1" draw:layer="layout" svg:width="1.013cm" svg:height="0.402cm" draw:transform="skewX (-0.00191986217719379) rotate (0.144338729139931) translate (7.98258104055037cm 10.158015886022cm)" svg:viewBox="0 0 1014 403" svg:d="M1014 0c-943-2-1014 403-1014 403">
            <text:p/>
          </draw:path>
          <draw:line draw:style-name="gr1" draw:text-style-name="P1" draw:layer="layout" svg:x1="9.039cm" svg:y1="12.696cm" svg:x2="9.031cm" svg:y2="14.135cm">
            <text:p/>
          </draw:line>
          <draw:line draw:style-name="gr1" draw:text-style-name="P1" draw:layer="layout" svg:x1="8.992cm" svg:y1="8.579cm" svg:x2="8.984cm" svg:y2="10.018cm">
            <text:p/>
          </draw:line>
        </draw:g>
        <draw:line draw:style-name="gr2" draw:text-style-name="P2" draw:layer="layout" svg:x1="9.01cm" svg:y1="8.577cm" svg:x2="9.01cm" svg:y2="7.153cm">
          <text:p/>
        </draw:line>
        <draw:line draw:style-name="gr2" draw:text-style-name="P2" draw:layer="layout" svg:x1="9.01cm" svg:y1="15.558cm" svg:x2="9.01cm" svg:y2="14.134cm">
          <text:p/>
        </draw:line>
        <draw:line draw:style-name="gr2" draw:text-style-name="P2" draw:layer="layout" svg:x1="9.01cm" svg:y1="7.153cm" svg:x2="27cm" svg:y2="7.16cm">
          <text:p/>
        </draw:line>
        <draw:line draw:style-name="gr2" draw:text-style-name="P2" draw:layer="layout" svg:x1="9.01cm" svg:y1="15.558cm" svg:x2="26.641cm" svg:y2="15.608cm">
          <text:p/>
        </draw:line>
        <draw:line draw:style-name="gr3" draw:text-style-name="P2" draw:layer="layout" svg:x1="7.246cm" svg:y1="8.48cm" svg:x2="7.246cm" svg:y2="14.024cm">
          <text:p/>
        </draw:line>
        <draw:line draw:style-name="gr3" draw:text-style-name="P2" draw:layer="layout" svg:x1="7.606cm" svg:y1="8.48cm" svg:x2="7.606cm" svg:y2="14.024cm">
          <text:p/>
        </draw:line>
        <draw:frame draw:style-name="gr4" draw:text-style-name="P3" draw:layer="layout" svg:width="2.121cm" svg:height="3.147cm" svg:x="6.648cm" svg:y="7.313cm">
          <draw:text-box>
            <text:p>n:1</text:p>
          </draw:text-box>
        </draw:frame>
        <draw:line draw:style-name="gr2" draw:text-style-name="P2" draw:layer="layout" svg:x1="5.81cm" svg:y1="8.48cm" svg:x2="5.81cm" svg:y2="7.056cm">
          <text:p/>
        </draw:line>
        <draw:line draw:style-name="gr2" draw:text-style-name="P2" draw:layer="layout" svg:x1="5.81cm" svg:y1="15.449cm" svg:x2="5.81cm" svg:y2="14.025cm">
          <text:p/>
        </draw:line>
        <draw:line draw:style-name="gr2" draw:text-style-name="P2" draw:layer="layout" svg:x1="5.83cm" svg:y1="7.028cm" svg:x2="1.62cm" svg:y2="7.028cm">
          <text:p/>
        </draw:line>
        <draw:line draw:style-name="gr2" draw:text-style-name="P2" draw:layer="layout" svg:x1="5.81cm" svg:y1="15.476cm" svg:x2="1.62cm" svg:y2="15.476cm">
          <text:p/>
        </draw:line>
        <draw:g>
          <draw:path draw:style-name="gr1" draw:text-style-name="P1" draw:layer="layout" svg:width="1.017cm" svg:height="0.402cm" draw:transform="skewX (0.00925024503556994) rotate (-0.144164196214733) translate (5.78020819850023cm 11.6238650103257cm)" svg:viewBox="0 0 1018 403" svg:d="M0 0c943-2 1018 403 1018 403">
            <text:p/>
          </draw:path>
          <draw:path draw:style-name="gr1" draw:text-style-name="P1" draw:layer="layout" svg:width="1.02cm" svg:height="0.402cm" draw:transform="skewX (-0.0150098315671512) rotate (-3.01051842676502) translate (6.7853911334839cm 12.4971139852619cm)" svg:viewBox="0 0 1021 403" svg:d="M1021 0c-943-2-1021 403-1021 403">
            <text:p/>
          </draw:path>
          <draw:path draw:style-name="gr1" draw:text-style-name="P1" draw:layer="layout" svg:width="1.01cm" svg:height="0.161cm" draw:transform="skewX (-0.309970475154193) rotate (0.0452040276266531) translate (4.77161532927943cm 11.6836871508106cm)" svg:viewBox="0 0 1011 162" svg:d="M1011 0c-937 1-1011 162-1011 162">
            <text:p/>
          </draw:path>
          <draw:path draw:style-name="gr1" draw:text-style-name="P1" draw:layer="layout" svg:width="1.009cm" svg:height="0.239cm" draw:transform="skewX (0.159697626557481) rotate (3.05502432269087) translate (5.81148026603765cm 12.1321537089346cm)" svg:viewBox="0 0 1010 240" svg:d="M0 0c937 0 1010 240 1010 240">
            <text:p/>
          </draw:path>
          <draw:path draw:style-name="gr1" draw:text-style-name="P1" draw:layer="layout" svg:width="1.019cm" svg:height="0.396cm" draw:transform="skewX (-0.00942477796076938) rotate (-3.00598057070983) translate (6.81651262774979cm 11.995490417856cm)" svg:viewBox="0 0 1020 397" svg:d="M1020 0c-944-8-1020 397-1020 397">
            <text:p/>
          </draw:path>
          <draw:path draw:style-name="gr1" draw:text-style-name="P1" draw:layer="layout" svg:width="1.014cm" svg:height="0.399cm" draw:transform="rotate (-0.147131255943123) translate (5.81356637420045cm 11.0501166039247cm)" svg:viewBox="0 0 1015 400" svg:d="M0 0c943-4 1015 400 1015 400">
            <text:p/>
          </draw:path>
          <draw:path draw:style-name="gr1" draw:text-style-name="P1" draw:layer="layout" svg:width="1.01cm" svg:height="0.162cm" draw:transform="skewX (-0.309795942228993) rotate (0.0420624349730633) translate (4.78042200371811cm 11.0925377539775cm)" svg:viewBox="0 0 1011 163" svg:d="M1011 0c-938 4-1011 163-1011 163">
            <text:p/>
          </draw:path>
          <draw:path draw:style-name="gr1" draw:text-style-name="P1" draw:layer="layout" svg:width="1.011cm" svg:height="0.235cm" draw:transform="skewX (0.163711883837068) rotate (3.05066099956089) translate (5.81660308408846cm 11.5430726128987cm)" svg:viewBox="0 0 1012 236" svg:d="M0 0c937-4 1012 236 1012 236">
            <text:p/>
          </draw:path>
          <draw:path draw:style-name="gr1" draw:text-style-name="P1" draw:layer="layout" svg:width="1.017cm" svg:height="0.398cm" draw:transform="skewX (-0.00558505360638184) rotate (-3.00702776826103) translate (6.81910650791783cm 11.4075829306694cm)" svg:viewBox="0 0 1018 399" svg:d="M1018 0c-943-6-1018 399-1018 399">
            <text:p/>
          </draw:path>
          <draw:path draw:style-name="gr1" draw:text-style-name="P1" draw:layer="layout" svg:width="1.015cm" svg:height="0.404cm" draw:transform="skewX (0.00558505360638186) rotate (-0.142244334037538) translate (5.78887407456531cm 10.4466451547972cm)" svg:viewBox="0 0 1016 405" svg:d="M0 0c943 0 1016 405 1016 405">
            <text:p/>
          </draw:path>
          <draw:path draw:style-name="gr1" draw:text-style-name="P1" draw:layer="layout" svg:width="1.006cm" svg:height="0.157cm" draw:transform="skewX (-0.298102236240631) rotate (0.0493928178314395) translate (4.78874185936936cm 10.5105271644025cm)" svg:viewBox="0 0 1007 158" svg:d="M1007 0c-935-3-1007 158-1007 158">
            <text:p/>
          </draw:path>
          <draw:path draw:style-name="gr1" draw:text-style-name="P1" draw:layer="layout" svg:width="1.009cm" svg:height="0.237cm" draw:transform="skewX (0.159697626557481) rotate (3.05258086173808) translate (5.81995995146546cm 10.9549266700141cm)" svg:viewBox="0 0 1010 238" svg:d="M0 0c937-2 1010 238 1010 238">
            <text:p/>
          </draw:path>
          <draw:path draw:style-name="gr1" draw:text-style-name="P1" draw:layer="layout" svg:width="1.019cm" svg:height="0.398cm" draw:transform="skewX (-0.0113446401379631) rotate (-3.00807496581223) translate (6.82554299850555cm 10.8203357796304cm)" svg:viewBox="0 0 1020 399" svg:d="M1020 0c-944-6-1020 399-1020 399">
            <text:p/>
          </draw:path>
          <draw:path draw:style-name="gr1" draw:text-style-name="P1" draw:layer="layout" svg:width="1.013cm" svg:height="0.402cm" draw:transform="skewX (0.00191986217719379) rotate (-0.144338729139932) translate (5.82302660991816cm 9.90129124065664cm)" svg:viewBox="0 0 1014 403" svg:d="M0 0c943-2 1014 403 1014 403">
            <text:p/>
          </draw:path>
          <draw:line draw:style-name="gr1" draw:text-style-name="P1" draw:layer="layout" svg:x1="5.769cm" svg:y1="12.585cm" svg:x2="5.777cm" svg:y2="14.024cm">
            <text:p/>
          </draw:line>
          <draw:line draw:style-name="gr1" draw:text-style-name="P1" draw:layer="layout" svg:x1="5.817cm" svg:y1="8.468cm" svg:x2="5.825cm" svg:y2="9.907cm">
            <text:p/>
          </draw:line>
        </draw:g>
        <draw:custom-shape draw:style-name="gr5" draw:text-style-name="P4" draw:layer="layout" svg:width="5.747cm" svg:height="9.9cm" svg:x="11.197cm" svg:y="6.5cm">
          <text:p text:style-name="P4">Envelope</text:p>
          <text:p text:style-name="P4">Detector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985cm" svg:height="9.9cm" svg:x="19.458cm" svg:y="6.5cm">
          <text:p text:style-name="P4">Voltage</text:p>
          <text:p text:style-name="P4">Regulator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3.951cm" svg:height="8.184cm" svg:x="1.3cm" svg:y="7.6cm">
          <draw:text-box>
            <text:p>+</text:p>
            <text:p/>
            <text:p/>
            <text:p>AC input</text:p>
            <text:p>Voltage</text:p>
            <text:p>230V</text:p>
            <text:p>50Hz</text:p>
            <text:p/>
            <text:p/>
            <text:p>-</text:p>
          </draw:text-box>
        </draw:frame>
        <draw:frame draw:style-name="gr8" draw:text-style-name="P6" draw:layer="layout" svg:width="3.7cm" svg:height="6.65cm" svg:x="25.7cm" svg:y="7.9cm">
          <draw:text-box>
            <text:p>+</text:p>
            <text:p/>
            <text:p/>
            <text:p>DC output</text:p>
            <text:p>Voltage</text:p>
            <text:p>12V</text:p>
            <text:p/>
            <text:p/>
            <text:p>-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20:38:07.694366300</meta:creation-date>
    <dc:date>2021-05-08T18:36:24.065057208</dc:date>
    <meta:editing-duration>PT36M51S</meta:editing-duration>
    <meta:editing-cycles>9</meta:editing-cycles>
    <meta:generator>LibreOffice/6.4.6.2$Linux_X86_64 LibreOffice_project/40$Build-2</meta:generator>
    <meta:document-statistic meta:object-count="49"/>
  </office:meta>
</office:document-meta>
</file>